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741e"/>
    </style:style>
    <style:style style:name="P2" style:family="paragraph" style:parent-style-name="Standard" style:list-style-name="L1">
      <style:text-properties officeooo:paragraph-rsid="0010741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0741e" style:font-weight-asian="bold" style:font-weight-complex="bold"/>
    </style:style>
    <style:style style:name="P4" style:family="paragraph" style:parent-style-name="Standard" style:list-style-name="L1">
      <style:text-properties fo:font-style="normal" officeooo:paragraph-rsid="0010741e" style:font-style-asian="normal" style:font-style-complex="normal"/>
    </style:style>
    <style:style style:name="P5" style:family="paragraph" style:parent-style-name="Standard">
      <style:text-properties fo:font-style="normal" officeooo:paragraph-rsid="0010741e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paragraph-rsid="0010741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paragraph-rsid="0011e82f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paragraph-rsid="00134ce4" style:font-style-asian="normal" style:font-style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officeooo:paragraph-rsid="0011e82f" style:font-style-asian="normal" style:font-style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tyle="normal" style:text-underline-style="solid" style:text-underline-width="auto" style:text-underline-color="font-color" officeooo:paragraph-rsid="0010741e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paragraph-rsid="00134ce4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officeooo:paragraph-rsid="00134ce4" style:font-style-asian="normal" style:font-style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paragraph-rsid="00134ce4" style:font-style-asian="normal" style:font-weight-asian="normal" style:font-style-complex="normal" style:font-weight-complex="normal"/>
    </style:style>
    <style:style style:name="T1" style:family="text">
      <style:text-properties officeooo:rsid="0010741e"/>
    </style:style>
    <style:style style:name="T2" style:family="text">
      <style:text-properties fo:font-style="italic" officeooo:rsid="0010741e" style:font-style-asian="italic" style:font-style-complex="italic"/>
    </style:style>
    <style:style style:name="T3" style:family="text">
      <style:text-properties fo:font-style="italic" officeooo:rsid="0011e82f" style:font-style-asian="italic" style:font-style-complex="italic"/>
    </style:style>
    <style:style style:name="T4" style:family="text">
      <style:text-properties fo:font-style="italic" officeooo:rsid="00134ce4" style:font-style-asian="italic" style:font-style-complex="italic"/>
    </style:style>
    <style:style style:name="T5" style:family="text">
      <style:text-properties fo:font-style="italic" style:text-underline-style="none" fo:font-weight="normal" officeooo:rsid="0011e82f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34ce4" style:font-style-asian="italic" style:font-weight-asian="normal" style:font-style-complex="italic" style:font-weight-complex="normal"/>
    </style:style>
    <style:style style:name="T7" style:family="text">
      <style:text-properties officeooo:rsid="0011e82f"/>
    </style:style>
    <style:style style:name="T8" style:family="text">
      <style:text-properties fo:font-style="normal" style:text-underline-style="none" fo:font-weight="normal" officeooo:rsid="0011e82f" style:font-style-asian="normal" style:font-weight-asian="normal" style:font-style-complex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11e82f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10741e"/>
    </style:style>
    <style:style style:name="T11" style:family="text">
      <style:text-properties style:text-underline-style="solid" style:text-underline-width="auto" style:text-underline-color="font-color" officeooo:rsid="0011e82f"/>
    </style:style>
    <style:style style:name="T12" style:family="text">
      <style:text-properties style:text-underline-style="solid" style:text-underline-width="auto" style:text-underline-color="font-color" fo:font-weight="normal" officeooo:rsid="00134ce4" style:font-weight-asian="normal" style:font-weight-complex="normal"/>
    </style:style>
    <style:style style:name="T13" style:family="text">
      <style:text-properties style:text-underline-style="none" fo:font-weight="normal" officeooo:rsid="0011e82f" style:font-weight-asian="normal" style:font-weight-complex="normal"/>
    </style:style>
    <style:style style:name="T14" style:family="text">
      <style:text-properties style:text-underline-style="none" fo:font-weight="normal" officeooo:rsid="00134ce4" style:font-weight-asian="normal" style:font-weight-complex="normal"/>
    </style:style>
    <style:style style:name="T15" style:family="text">
      <style:text-properties fo:font-weight="normal" officeooo:rsid="0011e82f" style:font-weight-asian="normal" style:font-weight-complex="normal"/>
    </style:style>
    <style:style style:name="T16" style:family="text">
      <style:text-properties fo:font-weight="normal" officeooo:rsid="00134ce4" style:font-weight-asian="normal" style:font-weight-complex="normal"/>
    </style:style>
    <style:style style:name="T17" style:family="text">
      <style:text-properties officeooo:rsid="00134c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asso a passo para compilar arquivos MEX-CUDA no </text:span><text:span text:style-name="T7">MATLAB</text:span><text:span text:style-name="T1">:</text:span></text:p>
      <text:p text:style-name="P1"><text:span text:style-name="T1"/></text:p>
      <text:p text:style-name="P1"><text:span text:style-name="T1">1. </text:span><text:span text:style-name="T10">Possuir placa de vídeo compatível com CUDA</text:span></text:p>
      <text:p text:style-name="P1"><text:span text:style-name="T1"/></text:p>
      <text:p text:style-name="P1"><text:span text:style-name="T1">2. </text:span><text:span text:style-name="T10">Instalar drivers NVIDIA</text:span></text:p>
      <text:list xml:id="list7620241029152943229" text:style-name="L1">
        <text:list-item>
          <text:p text:style-name="P2"><text:span text:style-name="T1">Possibilidade 1: Fazer instalação pelo prompt</text:span></text:p>
          <text:p text:style-name="P2"><text:span text:style-name="T1">- No terminal: </text:span><text:span text:style-name="T2">sudo service lightdm stop</text:span></text:p>
          <text:p text:style-name="P2"><text:span text:style-name="T1">- Quando a tela ficar toda preta, pressionar Ctrl+Alt+F1</text:span></text:p>
          <text:p text:style-name="P2"><text:span text:style-name="T1">- Digitar: </text:span><text:span text:style-name="T2">sudo apt-get install nvidia-current-updates</text:span></text:p>
          <text:p text:style-name="P2"><text:span text:style-name="T1">- Reiniciar computador: </text:span><text:span text:style-name="T2">sudo shutdown -r now</text:span></text:p>
        </text:list-item>
        <text:list-item>
          <text:p text:style-name="P4"><text:span text:style-name="T1">Possibilidade 2: Fazer instalação pelo desktop (Não recomendado)</text:span></text:p>
          <text:p text:style-name="P4"><text:span text:style-name="T1">- Ir em “System settings”&gt;”Additional Drivers”</text:span></text:p>
          <text:p text:style-name="P4"><text:span text:style-name="T1">- Instalar os drivers pertinentes</text:span></text:p>
        </text:list-item>
      </text:list>
      <text:p text:style-name="P5"><text:span text:style-name="T1"/></text:p>
      <text:p text:style-name="P5"><text:span text:style-name="T1">3. </text:span><text:span text:style-name="T10">Instalar </text:span><text:span text:style-name="T11">e configurar </text:span><text:span text:style-name="T10">o CUDA SDK</text:span></text:p>
      <text:p text:style-name="P6"><text:span text:style-name="T1"><text:tab/>Versão 6.5, pode ser baixado no site da NVIDIA (</text:span><text:a xlink:type="simple" xlink:href="https://developer.nvidia.com/cuda-toolkit-65"><text:span text:style-name="T1">https://developer.nvidia.com/cuda-toolkit-65</text:span></text:a><text:span text:style-name="T1">), em x32 ou x64 bits, inclusive para Windows ou OSX.</text:span></text:p>
      <text:p text:style-name="P6"><text:span text:style-name="T1"/></text:p>
      <text:list xml:id="list5100398184943443313" text:style-name="L2">
        <text:list-item>
          <text:p text:style-name="P10"><text:span text:style-name="T1">Instalando o CUDA SDK (Ubuntu 12.04)</text:span></text:p>
        </text:list-item>
      </text:list>
      <text:p text:style-name="P6"><text:span text:style-name="T1"><text:tab/>- Após o download: </text:span><text:span text:style-name="T2">sudo service </text:span><text:span text:style-name="T3">lightdm stop</text:span></text:p>
      <text:p text:style-name="P7"><text:span text:style-name="T3"><text:tab/></text:span><text:span text:style-name="T7">- </text:span><text:span text:style-name="T1">Quando a tela ficar toda preta, pressionar Ctrl+Alt+F1</text:span></text:p>
      <text:p text:style-name="P7"><text:span text:style-name="T1"><text:tab/></text:span><text:span text:style-name="T7">- Ir até a pasta onde foi feito o download</text:span></text:p>
      <text:p text:style-name="P7"><text:span text:style-name="T7"><text:tab/>- Digitar: </text:span><text:span text:style-name="T3">sudo sh cuda_6.5.14_linux_64.run</text:span></text:p>
      <text:p text:style-name="P7"><text:span text:style-name="T3"><text:tab/></text:span><text:span text:style-name="T7">- Aceitar o termo de licensa (pegue um café (ou chá) e comece a pressionar enter)</text:span></text:p>
      <text:p text:style-name="P7"><text:span text:style-name="T7"><text:tab/>- </text:span><text:span text:style-name="T9">NÃO</text:span><text:span text:style-name="T13"> instalar o driver da NVIDIA que vem junto do arquivo .run</text:span></text:p>
      <text:p text:style-name="P7"><text:span text:style-name="T13"><text:tab/>- Selecionar os diretórios padrão de bibliotecas</text:span></text:p>
      <text:p text:style-name="P7"><text:span text:style-name="T13"><text:tab/>- Se bem sucedida a instalação*, reinicie o computador com o comando </text:span><text:span text:style-name="T5">sudo shutdown -r now</text:span></text:p>
      <text:p text:style-name="P7"><text:span text:style-name="T8"/></text:p>
      <text:p text:style-name="P7"><text:span text:style-name="T13"><text:tab/>* - Caso a instalação não seja bem sucedida, instalar os repositórios (arquivo com extensão .deb) disponíveis no site da NVIDIA visto anteriormente, e tentar de novo.</text:span></text:p>
      <text:p text:style-name="P7"><text:span text:style-name="T13"/></text:p>
      <text:list xml:id="list1968421140595594843" text:style-name="L3">
        <text:list-item>
          <text:p text:style-name="P9"><text:span text:style-name="T15">Configurando o CUDA SDK (Ubuntu 12.04)</text:span></text:p>
        </text:list-item>
      </text:list>
      <text:p text:style-name="P7"><text:span text:style-name="T13"><text:tab/>A configuração do SDK em si é bem fácil, visto que usaremos só o compilador </text:span><text:span text:style-name="T5">nvcc</text:span><text:span text:style-name="T13">. Logo, é preciso somente adicionar o caminho do </text:span><text:span text:style-name="T5">nvcc</text:span><text:span text:style-name="T13"> executável ao caminho do sistema, e as bibliotecas do CUDA ao caminho de bibliotecas. Para isso, editamos o arquivo .bashrc (localização: normalmente em /home/&lt;user&gt;/.bashrc), adicionando as seguintes linhas (assumindo que as bibliotecas e executáveis tenham sido instalados em seus diretórios padrão):</text:span></text:p>
      <text:p text:style-name="P7"><text:span text:style-name="T13"/></text:p>
      <text:p text:style-name="P8"><text:span text:style-name="T13"><text:tab/>- export PATH=/usr/local/cuda-6.5/</text:span><text:span text:style-name="T14">bin</text:span><text:span text:style-name="T13">:$PATH</text:span></text:p>
      <text:p text:style-name="P8"><text:span text:style-name="T13"><text:tab/></text:span><text:span text:style-name="T14">- export LD_LIBRARY_PATH=/usr/local/cuda-6.5/lib64:$LD_LIBRARY_PATH</text:span></text:p>
      <text:p text:style-name="P8"><text:span text:style-name="T14"><text:tab/></text:span><text:span text:style-name="T13">(se for um sistema x32, usar /usr/local/cuda-6.5/lib)</text:span></text:p>
      <text:p text:style-name="P7"><text:span text:style-name="T13"/></text:p>
      <text:p text:style-name="P8"><text:span text:style-name="T14">4. </text:span><text:span text:style-name="T12">Testar no MATLAB:</text:span></text:p>
      <text:p text:style-name="P12"><text:span text:style-name="T16"><text:tab/>Neste ponto, tudo que resta a fazer é testar com o MATLAB. Se selecionados os diretórios padrão na instalação do CUDA SDK, haverão diversos exemplos para compilação na pasta </text:span><text:span text:style-name="T6">/home/&lt;user&gt;/NVIDIA_CUDA-6.5_Samples. </text:span><text:span text:style-name="T16">Para testar uma compilação simples, basta usar o nvcc como se usaria o gcc (com um arquivo de extensão .cu): </text:span><text:span text:style-name="T6">nvcc myCuda.cu</text:span><text:span text:style-name="T16">. Isto produzirá um arquivo </text:span><text:span text:style-name="T6">myCuda.o.</text:span></text:p>
      <text:p text:style-name="P12"><text:soft-page-break/><text:span text:style-name="T16"><text:tab/>Para teste no MATLAB, basta copiar um destes exemplos para a pasta de workspace do MATLAB e executar os seguintes comandos no MATLAB (o exemplo usado foi o vectorAdd, da pasta</text:span><text:span text:style-name="T6"> </text:span><text:span text:style-name="T16">0_Simple/vectorAdd):</text:span></text:p>
      <text:p text:style-name="P12"><text:span text:style-name="T16"/></text:p>
      <text:p text:style-name="P12"><text:span text:style-name="T16"><text:tab/>- !nvcc -c vectorAdd.cu -Xcompiler -fPIC -I /usr/local/matlab/extern/include</text:span></text:p>
      <text:p text:style-name="P12"><text:span text:style-name="T16"><text:tab/>- mex vectorAdd.o -L/usr/local/cuda-6.5/lib64 -lcudart -lcufft</text:span></text:p>
      <text:p text:style-name="P12"><text:span text:style-name="T16"/></text:p>
      <text:p text:style-name="P12"><text:span text:style-name="T16"><text:tab/>A primeira linha irá usar o nvcc para compilar o código em CUDA e produzir um arquivo de output </text:span><text:span text:style-name="T6">vectorAdd.o</text:span><text:span text:style-name="T16">. A segunda linha então irá compilar o arquivo com extensão .o em um executável MEX, utilizando as bibliotecas pertinentes, encontradas na pasta </text:span><text:span text:style-name="T6">/usr/local/cuda-6.5/lib64</text:span><text:span text:style-name="T16">.</text:span></text:p>
      <text:p text:style-name="P12"><text:span text:style-name="T16"/></text:p>
      <text:p text:style-name="P12"><text:span text:style-name="T16"/></text:p>
      <text:p text:style-name="P11"><text:span text:style-name="T17">TO-DO:</text:span></text:p>
      <text:p text:style-name="P11"><text:span text:style-name="T17"/></text:p>
      <text:list xml:id="list989783449976973803" text:style-name="L4">
        <text:list-item>
          <text:p text:style-name="P13"><text:span text:style-name="T17">Descobrir como construir uma função em MEX-CUDA (com ponto de entrada </text:span><text:span text:style-name="T4">mexFunction</text:span><text:span text:style-name="T17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sa </meta:initial-creator>
    <meta:creation-date>2015-07-24T19:26:59</meta:creation-date>
    <dc:date>2015-07-24T20:21:41</dc:date>
    <dc:creator>lsa </dc:creator>
    <meta:editing-duration>PT17M42S</meta:editing-duration>
    <meta:editing-cycles>1</meta:editing-cycles>
    <meta:document-statistic meta:table-count="0" meta:image-count="0" meta:object-count="0" meta:page-count="2" meta:paragraph-count="36" meta:word-count="478" meta:character-count="3117" meta:non-whitespace-character-count="2667"/>
    <meta:generator>LibreOffice/4.0.4.2$Linux_X86_64 LibreOffice_project/400m0$Build-2</meta:generator>
  </office:meta>
</office:document-meta>
</file>